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fo:text-align="center"/>
    </style:style>
    <style:style style:name="P2" style:parent-style-name="Subtitle" style:family="paragraph">
      <style:paragraph-properties fo:text-align="center"/>
      <style:text-properties fo:font-size="14pt" style:font-size-asian="14pt" style:font-size-complex="14pt"/>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T18" style:parent-style-name="Hyperlink" style:family="text">
      <style:text-properties style:font-name="Arial" style:font-name-complex="Arial" fo:font-size="10.5pt" style:font-size-asian="10.5pt" style:font-size-complex="10.5pt" fo:background-color="#FFFFFF"/>
    </style:style>
    <style:style style:name="P19" style:parent-style-name="Normal" style:family="paragraph">
      <style:paragraph-properties fo:text-align="justify"/>
    </style:style>
  </office:automatic-styles>
  <office:body>
    <office:text text:use-soft-page-breaks="true">
      <text:p text:style-name="P1">Advanced Web Tech Report<text:s/></text:p>
      <text:p text:style-name="P2">Coursework 2</text:p>
      <text:h text:style-name="Heading1" text:outline-level="1">Introduction</text:h>
      <text:p text:style-name="P3">For this coursework task, I chose to do a small semi-anonymous, text based social media platform. The user first creates a temporary user ID, which they can then use for the duration of their visit to the website. With this ID, the user can submit messages and status updates, which are gathered into a single global feed. This one feed can<text:s/>then<text:s/>be viewed by all other users of the site.<text:s/>I found inspiration for this web app through my use of an anonymous social media platform called Yik Yak, which lets users post anonymously to other users near their location. Although the idea and implementation of something such as this is fairly simple, it is something that the public find attractive and use in great numbers.</text:p>
      <text:h text:style-name="Heading1" text:outline-level="1">Architecture</text:h>
      <text:p text:style-name="P4">This web app features 2 main pages. The first of this is a welcome page, where the user is presented with<text:s/>an<text:s/>html form prompting them to enter a unique user ID.<text:s/>Once this is submitted, the web app passes this ID across to the general news feed page by means of a HTML GET request. This page is where all user posts are displayed. A HTML GET was an appropriate method to choose in this instance as the information being passed is non-confidential. Additionally, by using a GET request, the users chosen ID is posted into the URL of the news feed page<text:s/>as a key/value pair<text:s/>by default,<text:s/>aiding the creation of a clear and meaningful URL structure.</text:p>
      <text:p text:style-name="P5">Upon the loading of the feed page, the source code performs two important tasks. The first of these tasks is to create a session. This session holds the users chosen ID while they use the web app. This is then serialised into a secure cookie.</text:p>
      <text:p text:style-name="P6">The second of these tasks is to gather a list of messages and posts from other users and construct a news feed to display to the current user.<text:s/>Each post made on this website is entered into a database of messages stored on the levinux server. The structure of this database is simple, with one table holding entries for each message sent to the platform. An entry into the messages table consists of the message text and the ID of the user who sent the message.<text:s/>In order to construct the feed of messages, the source code first performs SQL commands upon the database to return all entries from the messages table. This command is<text:s/>executed<text:s/>whenever the news feed page is loaded or refreshed.</text:p>
      <text:p text:style-name="P7">The results of this query are<text:s/>then placed into a collection of<text:s/>python dictionaries. Each dictionary mimics its corresponding entry in the messages table, with key/value pairs for the message text and the sender ID. This method of collecting and storing the messages was chosen as it is simple to implement and the ability to pull values from the dictionaries by providing the key name<text:s/>as opposed to a numbered index<text:s/>greatly increases the readability of the code.<text:s/>This collection is also easy to iterate over and retrieve each element, and this is done by the help of Jinja. The collection is first passed to the html render template, and is then looped over by python code placed inside a Jinja tag. This loop draws out each dictionary and displays<text:s/>the user ID and message text<text:s/>it to the user in a vertical list style.</text:p>
      <text:p text:style-name="P8">Underneath the stack of retrieved messages, the user is presented with a HTML form prompting them to enter their own message. When the user types and submits their message, two things happen. The first of which is that the message<text:s/>text entered is passed to the news feed page with use of a HTML<text:s/><text:soft-page-break/>POST request. The second task then occurs, where the message sender and text are written into the database. Since the POST requests ‘action’ is the news feed page itself, the execution of the request causes<text:s/>the page to reload. This reloading causes all the source code for retrieving the messages from the database to be executed again, so the user sees their message included in the feed straight away.</text:p>
      <text:h text:style-name="Heading1" text:outline-level="1">Enhancements</text:h>
      <text:p text:style-name="P9">There are a couple of possible enhancements that could be implemented with this web app. The first of which<text:s/>could be the inclusion of unique user ID constraint. This would force the user to choose a unique temporary ID, which no other user could use while that user is using that ID. The ID then could then be unreserved when a user exits the website.<text:s/></text:p>
      <text:p text:style-name="P10">I would also extend the functionality of the platform, by allowing users to post images and GIF’s. This could be done by storing uploaded media on the server and holding a URL for that media in the database.</text:p>
      <text:p text:style-name="P11">Finally, the general look and feel of the site could be upgraded, perhaps with the inclusion of JavaScript etc. to add some polish to the presentation of the app.</text:p>
      <text:h text:style-name="Heading1" text:outline-level="1">Critical Evaluation</text:h>
      <text:p text:style-name="P12">This web app is a simple implementation of one of my favourite social media services, Yik Yak. In terms of the basic requirements of an app such as this, the user should be able to post updates, see those updates and view other user’s updates. My implementation performs all of these actions to a satisfactory degree.</text:p>
      <text:p text:style-name="P13"><text:s/>In comparison to Yik Yak however, my implementation lacks certain features. One of these features is timestamping. Posts submitted to my app do not have a time stamp associated with them, whereas posts submitted to real world apps similar to my idea do include time stamps.</text:p>
      <text:p text:style-name="P14">Also, my app does not implement a ‘like’ or voting system. Most major social media platforms include a method of liking or rating a user’s post. This feature would have been great to implement and is something that could and should be added to it in the future.</text:p>
      <text:h text:style-name="Heading1" text:outline-level="1">Personal Evaluation</text:h>
      <text:p text:style-name="P15">On this task, I feel I performed fairly well. I felt I was able to build upon what I learned from the first coursework, both from what I produced and the feedback I was given. In particular, the methods I have learned concerning sending data to a webpage and entering it into databases are invaluable as I will no doubt be required to implement something similar in the future.</text:p>
      <text:p text:style-name="P16"><text:s/>I still found certain elements challenging however, one of which was devising a simple method to support multiple users.<text:s/>I experimented with a few different ideas, but in the end, I opted to let each user choose an ID and have each user access the one central database.</text:p>
      <text:p text:style-name="P17">Although I’m generally very happy with the features I included, I also feel a little disappointed that I was unable to add one or two extra features. This was mostly down to time constraints, with other coursework deadlines and work commitments taking priority at times.</text:p>
      <text:h text:style-name="Heading1" text:outline-level="1">Summary of Resources</text:h>
      <text:p text:style-name="Normal">SQLite 3 -<text:s/><text:a xlink:href="https://www.sqlite.org/" office:target-frame-name="_top" xlink:show="replace"><text:span text:style-name="T18">https://www.sqlite.org/</text:span></text:a></text:p>
      <text:p text:style-name="Normal"/>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Liam Aitken - 40116512</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am Aitken</meta:initial-creator>
    <dc:creator>Liam Aitken</dc:creator>
    <meta:creation-date>2015-11-29T21:11:00Z</meta:creation-date>
    <dc:date>2015-11-29T23:07:00Z</dc:date>
    <meta:template xlink:href="Normal" xlink:type="simple"/>
    <meta:editing-cycles>12</meta:editing-cycles>
    <meta:editing-duration>PT6960S</meta:editing-duration>
    <meta:document-statistic meta:page-count="3" meta:paragraph-count="13" meta:word-count="974" meta:character-count="6517" meta:row-count="46" meta:non-whitespace-character-count="5556"/>
  </office:meta>
</office:document-meta>
</file>